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4cm"/>
    </style:style>
    <style:style style:name="gr5" style:family="graphic" style:parent-style-name="standard">
      <style:graphic-properties draw:stroke="none" svg:stroke-color="#000000" draw:fill="none" draw:fill-color="#ffffff" fo:min-height="0.883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4.6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Andale Mono"/>
    </style:style>
    <style:style style:name="P7" style:family="paragraph">
      <loext:graphic-properties draw:fill="none" draw:fill-color="#ffffff"/>
      <style:text-properties style:font-name="Andale Mono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2cm" svg:height="1.8cm" svg:x="7.8cm" svg:y="2.4cm"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cm" svg:height="1.8cm" svg:x="2.2cm" svg:y="5.4cm">
          <text:p text:style-name="P1">INICI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2cm" svg:height="1.8cm" svg:x="7.8cm" svg:y="5.4cm">
          <text:p text:style-name="P1">PROCES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cm" svg:height="1.8cm" svg:x="13.4cm" svg:y="5.4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4cm" svg:y1="4.2cm" svg:x2="4.8cm" svg:y2="5.4cm" draw:start-shape="id1" draw:start-glue-point="2" draw:end-shape="id2" draw:end-glue-point="0" svg:d="M10400 4200v600h-5600v600" svg:viewBox="0 0 5601 1201">
          <text:p/>
        </draw:connector>
        <draw:connector draw:style-name="gr2" draw:text-style-name="P1" draw:layer="layout" svg:x1="10.4cm" svg:y1="4.2cm" svg:x2="10.4cm" svg:y2="5.4cm" draw:start-shape="id1" draw:start-glue-point="2" draw:end-shape="id3" draw:end-glue-point="0" svg:d="M10400 4200v1200" svg:viewBox="0 0 1 1201">
          <text:p/>
        </draw:connector>
        <draw:connector draw:style-name="gr2" draw:text-style-name="P1" draw:layer="layout" svg:x1="10.4cm" svg:y1="4.2cm" svg:x2="16cm" svg:y2="5.4cm" draw:start-shape="id1" draw:start-glue-point="2" draw:end-shape="id4" svg:d="M10400 4200v600h5600v600" svg:viewBox="0 0 5601 1201">
          <text:p/>
        </draw:connector>
        <draw:custom-shape draw:style-name="gr1" draw:text-style-name="P1" xml:id="id5" draw:id="id5" draw:layer="layout" svg:width="5.2cm" svg:height="1.8cm" svg:x="7.8cm" svg:y="9.9cm">
          <text:p text:style-name="P1">INICIO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1.8cm" svg:x="1.8cm" svg:y="12.9cm">
          <text:p text:style-name="P2">INICIALIZAR</text:p>
          <text:p text:style-name="P2">VARIABLES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9cm" svg:height="1.8cm" svg:x="5.8cm" svg:y="12.9cm">
          <text:p text:style-name="P2">ABRIR</text:p>
          <text:p text:style-name="P2">ARCHIVOS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9cm" svg:height="1.8cm" svg:x="9.2cm" svg:y="12.9cm">
          <text:p text:style-name="P2">IX-PROD</text:p>
          <text:p text:style-name="P2">← 1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9cm" svg:height="1.8cm" svg:x="12.6cm" svg:y="12.9cm">
          <text:p text:style-name="P2">LEER</text:p>
          <text:p text:style-name="P2">PROD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.9cm" svg:height="1.8cm" svg:x="16cm" svg:y="12.9cm">
          <text:p text:style-name="P2">CARGAR</text:p>
          <text:p text:style-name="P2">PROD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cm" svg:height="1.133cm" svg:x="16.6cm" svg:y="11.267cm">
          <draw:text-box>
            <text:p text:style-name="P3"><text:span text:style-name="T1">H/ PROD-EOF OR IX-PROD </text:span><text:span text:style-name="T1">&gt; 2000</text:span></text:p>
          </draw:text-box>
        </draw:frame>
        <draw:frame draw:style-name="gr6" draw:text-style-name="P5" draw:layer="layout" svg:width="1cm" svg:height="0.962cm" svg:x="18.2cm" svg:y="12.838cm">
          <draw:text-box>
            <text:p>*</text:p>
          </draw:text-box>
        </draw:frame>
        <draw:connector draw:style-name="gr2" draw:text-style-name="P1" draw:layer="layout" svg:x1="10.4cm" svg:y1="11.7cm" svg:x2="3.5cm" svg:y2="12.9cm" draw:start-shape="id5" draw:start-glue-point="2" draw:end-shape="id6" draw:end-glue-point="0" svg:d="M10400 11700v600h-6900v600" svg:viewBox="0 0 6901 1201">
          <text:p/>
        </draw:connector>
        <draw:connector draw:style-name="gr2" draw:text-style-name="P1" draw:layer="layout" svg:x1="10.4cm" svg:y1="11.7cm" svg:x2="7.25cm" svg:y2="12.9cm" draw:start-shape="id5" draw:start-glue-point="2" draw:end-shape="id7" draw:end-glue-point="0" svg:d="M10400 11700v600h-3150v600" svg:viewBox="0 0 3151 1201">
          <text:p/>
        </draw:connector>
        <draw:connector draw:style-name="gr2" draw:text-style-name="P1" draw:layer="layout" svg:x1="10.4cm" svg:y1="11.7cm" svg:x2="10.65cm" svg:y2="12.9cm" draw:start-shape="id5" draw:start-glue-point="2" draw:end-shape="id8" draw:end-glue-point="0" svg:d="M10400 11700v600h250v600" svg:viewBox="0 0 251 1201">
          <text:p/>
        </draw:connector>
        <draw:connector draw:style-name="gr2" draw:text-style-name="P1" draw:layer="layout" svg:x1="10.4cm" svg:y1="11.7cm" svg:x2="14.05cm" svg:y2="12.9cm" draw:start-shape="id5" draw:start-glue-point="2" draw:end-shape="id9" draw:end-glue-point="0" svg:d="M10400 11700v600h3650v600" svg:viewBox="0 0 3651 1201">
          <text:p/>
        </draw:connector>
        <draw:connector draw:style-name="gr2" draw:text-style-name="P1" draw:layer="layout" svg:x1="10.4cm" svg:y1="11.7cm" svg:x2="17.45cm" svg:y2="12.9cm" draw:start-shape="id5" draw:start-glue-point="2" draw:end-shape="id10" draw:end-glue-point="0" svg:d="M10400 11700v600h7050v600" svg:viewBox="0 0 7051 1201">
          <text:p/>
        </draw:connector>
        <draw:custom-shape draw:style-name="gr4" draw:text-style-name="P2" xml:id="id13" draw:id="id13" draw:layer="layout" svg:width="2.9cm" svg:height="1.8cm" svg:x="13.7cm" svg:y="16.3cm">
          <text:p text:style-name="P2">LEER</text:p>
          <text:p text:style-name="P2">PROD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9cm" svg:height="1.8cm" svg:x="10.1cm" svg:y="16.3cm">
          <text:p text:style-name="P2">IX-PROD</text:p>
          <text:p text:style-name="P2">← +1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5.1cm" svg:height="1.8cm" svg:x="4.3cm" svg:y="16.3cm">
          <text:p text:style-name="P2">PRODUCTO(IX-PROD)</text:p>
          <text:p text:style-name="P2">← PROD-RECO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45cm" svg:y1="14.7cm" svg:x2="6.85cm" svg:y2="16.3cm" draw:start-shape="id10" draw:start-glue-point="2" draw:end-shape="id11" draw:end-glue-point="0" svg:d="M17450 14700v800h-10600v800" svg:viewBox="0 0 10601 1601">
          <text:p/>
        </draw:connector>
        <draw:connector draw:style-name="gr2" draw:text-style-name="P1" draw:layer="layout" svg:x1="17.45cm" svg:y1="14.7cm" svg:x2="11.55cm" svg:y2="16.3cm" draw:start-shape="id10" draw:start-glue-point="2" draw:end-shape="id12" draw:end-glue-point="0" svg:d="M17450 14700v800h-5900v800" svg:viewBox="0 0 5901 1601">
          <text:p/>
        </draw:connector>
        <draw:connector draw:style-name="gr2" draw:text-style-name="P1" draw:layer="layout" svg:x1="17.45cm" svg:y1="14.7cm" svg:x2="15.15cm" svg:y2="16.3cm" draw:start-shape="id10" draw:start-glue-point="2" draw:end-shape="id13" draw:end-glue-point="0" svg:d="M17450 14700v800h-2300v800" svg:viewBox="0 0 2301 1601">
          <text:p/>
        </draw:connector>
        <draw:frame draw:style-name="gr8" draw:text-style-name="P7" draw:layer="layout" svg:width="0.8cm" svg:height="1cm" svg:x="6.8cm" svg:y="5.3cm">
          <draw:text-box>
            <text:p text:style-name="P6">\</text:p>
          </draw:text-box>
        </draw:frame>
        <draw:frame draw:style-name="gr8" draw:text-style-name="P7" draw:layer="layout" svg:width="0.8cm" svg:height="1cm" svg:x="12.4cm" svg:y="5.3cm">
          <draw:text-box>
            <text:p text:style-name="P6">\</text:p>
          </draw:text-box>
        </draw:frame>
        <draw:frame draw:style-name="gr8" draw:text-style-name="P7" draw:layer="layout" svg:width="0.8cm" svg:height="1cm" svg:x="18cm" svg:y="5.3cm">
          <draw:text-box>
            <text:p text:style-name="P6">\</text:p>
          </draw:text-box>
        </draw:frame>
        <draw:frame draw:style-name="gr8" draw:text-style-name="P7" draw:layer="layout" svg:width="0.8cm" svg:height="1cm" svg:x="4.6cm" svg:y="12.8cm">
          <draw:text-box>
            <text:p text:style-name="P6">\</text:p>
          </draw:text-box>
        </draw:frame>
        <draw:frame draw:style-name="gr8" draw:text-style-name="P7" draw:layer="layout" svg:width="0.8cm" svg:height="1cm" svg:x="8.1cm" svg:y="12.8cm">
          <draw:text-box>
            <text:p text:style-name="P6">\</text:p>
          </draw:text-box>
        </draw:frame>
        <draw:frame draw:style-name="gr8" draw:text-style-name="P7" draw:layer="layout" svg:width="0.8cm" svg:height="1cm" svg:x="14.9cm" svg:y="12.8cm">
          <draw:text-box>
            <text:p text:style-name="P6">\</text:p>
          </draw:text-box>
        </draw:frame>
        <draw:frame draw:style-name="gr8" draw:text-style-name="P7" draw:layer="layout" svg:width="0.8cm" svg:height="1cm" svg:x="16cm" svg:y="16.2cm">
          <draw:text-box>
            <text:p text:style-name="P6">\</text:p>
          </draw:text-box>
        </draw:frame>
        <draw:custom-shape draw:style-name="gr3" draw:text-style-name="P2" xml:id="id14" draw:id="id14" draw:layer="layout" svg:width="3.4cm" svg:height="1.8cm" svg:x="8.332cm" svg:y="20.8cm">
          <text:p text:style-name="P2">INICIALIZAR</text:p>
          <text:p text:style-name="P2">VARIABLES</text:p>
          <draw:enhanced-geometry svg:viewBox="0 0 21600 21600" draw:type="rectangle" draw:enhanced-path="M 0 0 L 21600 0 21600 21600 0 21600 0 0 Z N"/>
        </draw:custom-shape>
        <draw:custom-shape draw:style-name="gr9" draw:text-style-name="P8" xml:id="id15" draw:id="id15" draw:layer="layout" svg:width="4.7cm" svg:height="1.8cm" svg:x="1.932cm" svg:y="23.9cm">
          <text:p text:style-name="P1"><text:span text:style-name="T2">PRODUCTO</text:span></text:p>
          <text:p text:style-name="P1"><text:span text:style-name="T2">← </text:span><text:span text:style-name="T2">HIGH-VALU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5.6cm" svg:height="1.8cm" svg:x="7.232cm" svg:y="23.9cm">
          <text:p text:style-name="P1"><text:span text:style-name="T2">REP1-HEADER1-</text:span><text:span text:style-name="T2">FECHA</text:span></text:p>
          <text:p text:style-name="P1"><text:span text:style-name="T2">← </text:span><text:span text:style-name="T2">FECHA-PROCES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7" draw:id="id17" draw:layer="layout" svg:width="5.6cm" svg:height="1.8cm" svg:x="13.5cm" svg:y="23.9cm">
          <text:p text:style-name="P1"><text:span text:style-name="T2">R</text:span><text:span text:style-name="T2">E</text:span><text:span text:style-name="T2">P</text:span><text:span text:style-name="T2">2</text:span><text:span text:style-name="T2">-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1</text:span><text:span text:style-name="T2">-</text:span><text:span text:style-name="T2">F</text:span><text:span text:style-name="T2">E</text:span><text:span text:style-name="T2">C</text:span><text:span text:style-name="T2">H</text:span><text:span text:style-name="T2">A</text:span></text:p>
          <text:p text:style-name="P1"><text:span text:style-name="T2">←</text:span><text:span text:style-name="T2"> </text:span><text:span text:style-name="T2">F</text:span><text:span text:style-name="T2">E</text:span><text:span text:style-name="T2">C</text:span><text:span text:style-name="T2">H</text:span><text:span text:style-name="T2">A</text:span><text:span text:style-name="T2">-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032cm" svg:y1="22.6cm" svg:x2="4.282cm" svg:y2="23.9cm" draw:start-shape="id14" draw:start-glue-point="2" draw:end-shape="id15" draw:end-glue-point="0" svg:d="M10032 22600v650h-5750v650" svg:viewBox="0 0 5751 1301">
          <text:p/>
        </draw:connector>
        <draw:connector draw:style-name="gr2" draw:text-style-name="P1" draw:layer="layout" svg:x1="10.032cm" svg:y1="22.6cm" svg:x2="10.032cm" svg:y2="23.9cm" draw:start-shape="id14" draw:start-glue-point="2" draw:end-shape="id16" svg:d="M10032 22600v1300" svg:viewBox="0 0 1 1301">
          <text:p/>
        </draw:connector>
        <draw:connector draw:style-name="gr2" draw:text-style-name="P1" draw:layer="layout" svg:x1="10.032cm" svg:y1="22.6cm" svg:x2="16.3cm" svg:y2="23.9cm" draw:start-shape="id14" draw:start-glue-point="2" draw:end-shape="id17" svg:d="M10032 22600v650h6268v650" svg:viewBox="0 0 6269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1:42:42.874845442</meta:creation-date>
    <dc:date>2018-05-10T18:15:49.764311614</dc:date>
    <meta:editing-duration>PT3H14M1S</meta:editing-duration>
    <meta:editing-cycles>7</meta:editing-cycles>
    <meta:generator>LibreOffice/5.1.6.2$Linux_X86_64 LibreOffice_project/10m0$Build-2</meta:generator>
    <meta:document-statistic meta:object-count="40"/>
  </office:meta>
</office:document-meta>
</file>